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Documentation</text:p>
      <text:p text:style-name="Heading">Serveur de jeu TRON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2">Modèles de données<text:tab/>2</text:p>
        </text:index-body>
      </text:table-of-content>
      <text:p text:style-name="Text_20_body"/>
      <text:h text:style-name="P1" text:outline-level="1">Modèles de donné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/>
    </style:style>
    <style:style style:name="Heading" style:family="paragraph" style:parent-style-name="Standard" style:next-style-name="Text_20_body" style:class="text">
      <style:paragraph-properties fo:margin-top="0cm" fo:margin-bottom="1cm" fo:keep-with-next="always"/>
      <style:text-properties style:font-name="Tahoma" fo:font-size="200%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cm" fo:text-indent="0.499cm" style:auto-text-indent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4cm" style:page-number="auto"/>
      <style:text-properties fo:font-size="110%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0.499cm" fo:margin-right="0cm" fo:margin-top="0cm" fo:margin-bottom="0.101cm" fo:text-align="start" style:justify-single-word="false" fo:text-indent="0cm" style:auto-text-indent="false" style:page-number="auto"/>
      <style:text-properties fo:font-size="14pt" fo:font-style="italic" fo:font-weight="bold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entin Durand</meta:initial-creator>
    <meta:creation-date>2015-12-11T10:08:25.82</meta:creation-date>
    <meta:generator>OpenOffice/4.1.1$Win32 OpenOffice.org_project/411m6$Build-9775</meta:generator>
    <dc:date>2015-12-11T10:27:57.75</dc:date>
    <dc:creator>Quentin Durand</dc:creator>
    <meta:editing-duration>PT19M34S</meta:editing-duration>
    <meta:editing-cycles>4</meta:editing-cycles>
    <meta:document-statistic meta:table-count="0" meta:image-count="0" meta:object-count="0" meta:page-count="2" meta:paragraph-count="5" meta:word-count="13" meta:character-count="78"/>
  </office:meta>
</office:document-meta>
</file>